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5" office:value-type="string" calcext:value-type="string">
            <text:p>airSSR</text:p>
          </table:table-cell>
          <table:table-cell table:style-name="ce5" office:value-type="string" calcext:value-type="string">
            <text:p>airAIS</text:p>
          </table:table-cell>
          <table:table-cell table:style-name="ce5" office:value-type="string" calcext:value-type="string">
            <text:p>Desc</text:p>
          </table:table-cell>
          <table:table-cell table:style-name="ce5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6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6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s</text:p>
          </table:table-cell>
          <table:table-cell table:number-columns-repeated="2"/>
          <table:table-cell table:style-name="ce2"/>
          <table:table-cell table:style-name="ce4"/>
          <table:table-cell table:number-columns-repeated="2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ataOrigin</text:p>
          </table:table-cell>
          <table:table-cell table:number-columns-repeated="6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atitude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ongitude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is first taken into the stack.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was last seen in the stack.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5"/>
          <table:table-cell table:style-name="ce2"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5"/>
          <table:table-cell table:style-name="ce2"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rame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vertStat</text:p>
          </table:table-cell>
          <table:table-cell table:number-columns-repeated="5"/>
          <table:table-cell table:style-name="ce2"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data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s</text:p>
          </table:table-cell>
          <table:table-cell table:number-columns-repeated="5"/>
          <table:table-cell table:style-name="ce2"/>
          <table:table-cell office:value-type="string" calcext:value-type="string">
            <text:p>Flight status bi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5"/>
          <table:table-cell table:style-name="ce2"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fsEmergency</text:p>
          </table:table-cell>
          <table:table-cell table:number-columns-repeated="5"/>
          <table:table-cell table:style-name="ce2"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request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i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Squawk</text:p>
          </table:table-cell>
          <table:table-cell table:number-columns-repeated="5"/>
          <table:table-cell table:style-name="ce2"/>
          <table:table-cell office:value-type="string" calcext:value-type="string">
            <text:p>Mode A squawk code. 4 character string representing four octal numbers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5"/>
          <table:table-cell table:style-name="ce2"/>
          <table:table-cell office:value-type="string" calcext:value-type="string">
            <text:p>Mode A squawk code emergency description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caoAAHx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bi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type value for DF 18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Hx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x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5"/>
          <table:table-cell table:style-name="ce2"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dInfo</text:p>
          </table:table-cell>
          <table:table-cell table:number-columns-repeated="5"/>
          <table:table-cell table:style-name="ce2"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Flag to indicate if heading data is valid</text:p>
          </table:table-cell>
          <table:table-cell office:value-type="string" calcext:value-type="string">
            <text:p>??</text:p>
          </table:table-cell>
        </table:table-row>
        <table:table-row table:style-name="ro2">
          <table:table-cell office:value-type="string" calcext:value-type="string">
            <text:p>heading</text:p>
          </table:table-cell>
          <table:table-cell table:number-columns-repeated="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evenOd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on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Type</text:p>
          </table:table-cell>
          <table:table-cell table:number-columns-repeated="5"/>
          <table:table-cell table:style-name="ce2"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bType</text:p>
          </table:table-cell>
          <table:table-cell table:number-columns-repeated="5"/>
          <table:table-cell table:style-name="ce2"/>
          <table:table-cell office:value-type="string" calcext:value-type="string">
            <text:p>Airborne velocity typ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5"/>
          <table:table-cell table:style-name="ce2"/>
          <table:table-cell office:value-type="string" calcext:value-type="string">
            <text:p>Airborne velocity sourc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intentFlag</text:p>
          </table:table-cell>
          <table:table-cell table:number-columns-repeated="5"/>
          <table:table-cell table:style-name="ce2"/>
          <table:table-cell office:value-type="string" calcext:value-type="string">
            <text:p>Intent flag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5"/>
          <table:table-cell table:style-name="ce2"/>
          <table:table-cell office:value-type="string" calcext:value-type="string">
            <text:p>IFR capability bi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personic</text:p>
          </table:table-cell>
          <table:table-cell table:number-columns-repeated="5"/>
          <table:table-cell table:style-name="ce2"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5"/>
          <table:table-cell table:style-name="ce2"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Delta</text:p>
          </table:table-cell>
          <table:table-cell table:number-columns-repeated="5"/>
          <table:table-cell table:style-name="ce2"/>
          <table:table-cell office:value-type="string" calcext:value-type="string">
            <text:p>Difference between GNSS and barometric altitude instrumen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5"/>
          <table:table-cell table:style-name="ce2"/>
          <table:table-cell office:value-type="string" calcext:value-type="string">
            <text:p>Aircraft velocity report data type. Will either be crt or plr for cartesian or polar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gndspeed</text:p>
          </table:table-cell>
          <table:table-cell table:number-columns-repeated="5"/>
          <table:table-cell table:style-name="ce2"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5"/>
          <table:table-cell table:style-name="ce2"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airspeed</text:p>
          </table:table-cell>
          <table:table-cell table:number-columns-repeated="5"/>
          <table:table-cell table:style-name="ce2"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5"/>
          <table:table-cell table:style-name="ce2"/>
          <table:table-cell office:value-type="string" calcext:value-type="string">
            <text:p>Airspeed reference data, will be for ground or airborn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5"/>
          <table:table-cell table:style-name="ce2"/>
          <table:table-cell office:value-type="string" calcext:value-type="string">
            <text:p>Emergency stat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5"/>
          <table:table-cell table:style-name="ce2"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6"/>
          <table:table-cell office:value-type="string" calcext:value-type="string">
            <text:p>Veocity in knot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sentenceType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NMEA sentence typ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from NMEA sentenc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Type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type I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Number of times AIS data has been repeated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ource Maritime Mobile Service Identity for a given messag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est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estination Maritime Mobile Service Identity for a given messag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escription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turn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urn rate data.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Ground speed in knot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velo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locity type(airspeed, groundspee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accuracy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Location source metadata (AIS, CPRGlobal, etc.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's course over ground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data timestamp</text:p>
          </table:table-cell>
          <table:table-cell office:value-type="string" calcext:value-type="string">
            <text:p>timestamp</text:p>
          </table:table-cell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neuver bits, or blue sign bits for inland vehcil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par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pare bits. Recorded for diagnostic purposes onl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Autonomous Integrity Monitor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radioStatus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status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ar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onth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ay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Hour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ute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Seco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econd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source identifie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Decoded position source identifier. (GPS, GLONASS, etc.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version number reported by AIS sourc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mo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IMO number. Reported when not inland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callsign. 7 chars max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sselNam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name. 20 chars max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hipType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 decoded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imToBow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bow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ern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Po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port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arboard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onth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day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hour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inute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raugh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reported draught in meter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estination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TE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seqNo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Sequence numbe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transmit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etransmit flag, true = message retransmitted, false = message not retransmit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dac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Designated area code from AIS type 6 binary messag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i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Functional ID from AIS type 6 binary messag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msi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MSI country cod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mmsiType</text:p>
          </table:table-cell>
          <table:table-cell table:number-columns-repeated="3"/>
          <table:table-cell table:style-name="ce2" table:number-columns-repeated="2"/>
          <table:table-cell/>
          <table:table-cell office:value-type="string" calcext:value-type="string">
            <text:p>MMSI type – Ship/Costal station/MOB/etc</text:p>
          </table:table-cell>
          <table:table-cell office:value-type="string" calcext:value-type="string">
            <text:p>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1:25:33.756142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5-10-09T11:28:35.754925673</dc:date>
    <meta:editing-duration>PT4H56M47S</meta:editing-duration>
    <meta:editing-cycles>22</meta:editing-cycles>
    <meta:generator>LibreOffice/4.2.8.2$Linux_X86_64 LibreOffice_project/420m0$Build-2</meta:generator>
    <meta:document-statistic meta:table-count="1" meta:cell-count="346" meta:object-count="0"/>
  </office:meta>
</office:document-meta>
</file>